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b0eb" officeooo:paragraph-rsid="0013b0eb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3b0eb" officeooo:paragraph-rsid="0013b0eb"/>
    </style:style>
    <style:style style:name="P3" style:family="paragraph" style:parent-style-name="Standard">
      <style:paragraph-properties fo:text-align="justify" style:justify-single-word="false"/>
      <style:text-properties officeooo:rsid="0014843e" officeooo:paragraph-rsid="0014843e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Estudo sobre controle de segurança e acesso</text:h>
      <text:p text:style-name="P1"/>
      <text:p text:style-name="P1"/>
      <text:p text:style-name="P1">Estudando casos e tipos distintos de sistema de segurança e acesso, cheguei as seguintes conclusões:</text:p>
      <text:list xml:id="list3725644044964246823" text:style-name="L1">
        <text:list-item>
          <text:p text:style-name="P2">O uso de um módulo de acesso e segurança é muito pouco usado na sua plenitude;</text:p>
        </text:list-item>
        <text:list-item>
          <text:p text:style-name="P2">Os clientes pedem um sistema de acesso, mas em sua grande maioria colocam todos os usuários como administradores ou no máximo com <text:s/>apenas 2 níveis: administradores e usuários comuns;</text:p>
        </text:list-item>
      </text:list>
      <text:p text:style-name="P1"/>
      <text:p text:style-name="P3">O sistema de log torna-se mais importante e interessante para todos os usuários, desde que grave todas as movimentações das informações com os seus respectivos usuá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urier New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ourier New" fo:font-family="'Courier New'" style:font-family-generic="modern" style:font-pitch="fixed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ourier New" fo:font-family="'Courier New'" style:font-family-generic="modern" style:font-pitch="fixed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" fo:font-family="'Courier New'" style:font-family-generic="modern" style:font-pitch="fixed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21:06:57.158481854</meta:creation-date>
    <dc:date>2015-01-13T21:44:10.753116727</dc:date>
    <meta:editing-duration>PT22M3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5" meta:word-count="95" meta:character-count="574" meta:non-whitespace-character-count="485"/>
  </office:meta>
</office:document-meta>
</file>